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en Hengst</text:p>
      <text:p text:style-name="Preformatted_20_Text"/>
      <text:p text:style-name="Preformatted_20_Text"><text:s/>- LinkedIn : http://www.linkedin.com/in/notbenh</text:p>
      <text:p text:style-name="Preformatted_20_Text"><text:s/>- github : https://github.com/notbenh</text:p>
      <text:p text:style-name="Preformatted_20_Text"><text:s/>- CPAN : http://search.cpan.org/~notbenh/</text:p>
      <text:p text:style-name="Preformatted_20_Text"><text:s/>- twitter : http://twitter.com/#!/notbenh</text:p>
      <text:p text:style-name="Preformatted_20_Text"><text:s/>- email : ben.hengst@gmail.com</text:p>
      <text:p text:style-name="Preformatted_20_Text"/>
      <text:p text:style-name="Preformatted_20_Text">[[ Experience ]]</text:p>
      <text:p text:style-name="Preformatted_20_Text"/>
      <text:p text:style-name="Preformatted_20_Text">- PHP/SQL Instructor (2011 - Present)</text:p>
      <text:p text:style-name="Preformatted_20_Text"><text:s text:c="2"/>O'Reilly School of Technology <text:s/>(part-time telecommute)</text:p>
      <text:p text:style-name="Preformatted_20_Text"><text:s text:c="2"/>Mentor students as they progress thru the course that covers building a website, developed in PHP with a MySQL backend, all from scratch. As students all come to class with a wide variety of cultural and technical background, being able to clearly communicate and instruct is an invaluable skill.</text:p>
      <text:p text:style-name="Preformatted_20_Text"><text:s text:c="4"/>Skills: </text:p>
      <text:p text:style-name="Preformatted_20_Text"><text:s text:c="4"/>- PHP</text:p>
      <text:p text:style-name="Preformatted_20_Text"><text:s text:c="4"/>- SQL</text:p>
      <text:p text:style-name="Preformatted_20_Text"/>
      <text:p text:style-name="Preformatted_20_Text">- Perl Developer (2006 - 2011)</text:p>
      <text:p text:style-name="Preformatted_20_Text"><text:s text:c="2"/>Powells.com <text:s/>(Portland, OR)</text:p>
      <text:p text:style-name="Preformatted_20_Text"><text:s text:c="2"/>Developed a product work-flow and corresponding web framework that reduced development time for features of Powells.com, ultimately leading to the construction of the Powells public API. Assisted in the development of an ETL process that freed up 38 hours of development time a week. Other notable accomplishments include Google Books integration, schema redesigns, a decision framework used for the <text:s/>"Online Buy Back" program.</text:p>
      <text:p text:style-name="Preformatted_20_Text"><text:s text:c="4"/>Skills: </text:p>
      <text:p text:style-name="Preformatted_20_Text"><text:s text:c="4"/>- perl</text:p>
      <text:p text:style-name="Preformatted_20_Text"><text:s text:c="4"/>- MySQL</text:p>
      <text:p text:style-name="Preformatted_20_Text"><text:s text:c="4"/>- mod_perl</text:p>
      <text:p text:style-name="Preformatted_20_Text"><text:s text:c="4"/>- memcached/redis</text:p>
      <text:p text:style-name="Preformatted_20_Text"><text:s text:c="4"/>- javascript/jQuery</text:p>
      <text:p text:style-name="Preformatted_20_Text"><text:s text:c="4"/>- PHP</text:p>
      <text:p text:style-name="Preformatted_20_Text"/>
      <text:p text:style-name="Preformatted_20_Text">- Lead Developer and Technical Producer (2005 - 2006)</text:p>
      <text:p text:style-name="Preformatted_20_Text"><text:s text:c="2"/>Summit Projects <text:s/>(Hood River, OR)</text:p>
      <text:p text:style-name="Preformatted_20_Text"><text:s text:c="2"/>Built a translation layer for user input to allow for searchability for a client using perl. Coded cross browser compliant HTML and CSS from Photoshop comps for clients such as Norwegian Cruise Lines, KEEN, and Nike Golf.</text:p>
      <text:p text:style-name="Preformatted_20_Text"><text:s text:c="4"/>Skills: </text:p>
      <text:p text:style-name="Preformatted_20_Text"><text:s text:c="4"/>- perl</text:p>
      <text:p text:style-name="Preformatted_20_Text"><text:s text:c="4"/>- HTML/CSS</text:p>
      <text:p text:style-name="Preformatted_20_Text"><text:s text:c="4"/>- project management</text:p>
      <text:p text:style-name="Preformatted_20_Text"/>
      <text:p text:style-name="Preformatted_20_Text">- UI Lead and PHP Developer (2001 - 2003)</text:p>
      <text:p text:style-name="Preformatted_20_Text"><text:s text:c="2"/>ResNet OSU Development Labs <text:s/>(Columbus, OH)</text:p>
      <text:p text:style-name="Preformatted_20_Text"><text:s text:c="2"/>Member of the student team that developed our in-office management software that included a knowledge base, news reader, and scheduler for both office shifts and on-site appointments.</text:p>
      <text:p text:style-name="Preformatted_20_Text"><text:s text:c="4"/>Skills: </text:p>
      <text:p text:style-name="Preformatted_20_Text"><text:s text:c="4"/>- PHP</text:p>
      <text:p text:style-name="Preformatted_20_Text"><text:s text:c="4"/>- MySQL</text:p>
      <text:p text:style-name="Preformatted_20_Text"><text:s text:c="4"/>- HTML/CSS</text:p>
      <text:p text:style-name="Preformatted_20_Text"><text:s text:c="4"/>- perl</text:p>
      <text:p text:style-name="Preformatted_20_Text"/>
      <text:p text:style-name="P1">[[ Involvement ]]</text:p>
      <text:p text:style-name="Preformatted_20_Text"/>
      <text:p text:style-name="Preformatted_20_Text">- Core Developer (2011 - Present)</text:p>
      <text:p text:style-name="Preformatted_20_Text"><text:s text:c="2"/>Odessa Creatives </text:p>
      <text:p text:style-name="Preformatted_20_Text"><text:s text:c="2"/>Currently building our alpha version of a built-it-yourself portfolio application.</text:p>
      <text:p text:style-name="Preformatted_20_Text"/>
      <text:p text:style-name="Preformatted_20_Text">- Mentor (2011 - Present)</text:p>
      <text:p text:style-name="Preformatted_20_Text"><text:s text:c="2"/>Perl Mentor </text:p>
      <text:p text:style-name="Preformatted_20_Text"><text:s text:c="2"/>Leading perl training sessions for local programmers, discussed topics as CPAN, Moose, testing and sharing your work on github.</text:p>
      <text:p text:style-name="Preformatted_20_Text"/>
      <text:p text:style-name="Preformatted_20_Text">- Member and Speaker (2005 - Present)</text:p>
      <text:p text:style-name="Preformatted_20_Text"><text:s text:c="2"/>Portland Perl Mongers </text:p>
      <text:p text:style-name="Preformatted_20_Text"><text:s text:c="2"/>Local Perl user group, I've given talks on Moose, Dependency Injection, as well as smaller discussions on some of the CPAN modules that I have authored.</text:p>
      <text:p text:style-name="Preformatted_20_Text"/>
      <text:p text:style-name="Preformatted_20_Text">- Speaker (2010)</text:p>
      <text:p text:style-name="Preformatted_20_Text"><text:s text:c="2"/>PDXPUG Portland PostgreSQL User Group </text:p>
      <text:p text:style-name="Preformatted_20_Text"><text:s text:c="2"/>Discussed strategies for building a schema that allows for all data to be assigned a value of trust and include a versioning system. ( http://pugs.postgresql.org/node/1618 )</text:p>
      <text:p text:style-name="Preformatted_20_Text"/>
      <text:p text:style-name="Preformatted_20_Text">- Contributor (2007 - Present)</text:p>
      <text:p text:style-name="Preformatted_20_Text"><text:s text:c="2"/>CPAN </text:p>
      <text:p text:style-name="Preformatted_20_Text"><text:s text:c="2"/></text:p>
      <text:p text:style-name="Preformatted_20_Text">- Member and Co-Maintainer (2009 - Present)</text:p>
      <text:p text:style-name="Preformatted_20_Text"><text:s text:c="2"/>PDXHackathon </text:p>
      <text:p text:style-name="Preformatted_20_Text"><text:s text:c="2"/>Guided discussions around the building of openconferenceware, maintained feature requests and built task lists, allowing for smooth talk submissions for the first year of Open Source Bridge.</text:p>
      <text:p text:style-name="Preformatted_20_Text"/>
      <text:p text:style-name="Preformatted_20_Text">- Co-creator (2008 - 2009)</text:p>
      <text:p text:style-name="Preformatted_20_Text"><text:s text:c="2"/>PDXCritique (defunct) </text:p>
      <text:p text:style-name="Preformatted_20_Text"><text:s text:c="2"/>Scheduled monthly meetings, found speakers, lead discussions allowing many freelancers to get objective feedback on there projects in progress.</text:p>
      <text:p text:style-name="Preformatted_20_Text"/>
      <text:p text:style-name="Preformatted_20_Text">- Technical Project Manager (first year) and Participant (2009 - 2010)</text:p>
      <text:p text:style-name="Preformatted_20_Text"><text:s text:c="2"/>Open Source Bridge </text:p>
      <text:p text:style-name="Preformatted_20_Text"><text:s text:c="2"/>Open Source Bridge is a yearly conference focusing on Open Source technical solutions to the world. In 2009, for the first conference, I volunteered as Technical Project Manager to assist with the creation of openconferenceware, the backend to the conference that allowed talks to be proposed and submitted as well as commented on by others.</text:p>
      <text:p text:style-name="Preformatted_20_Text"/>
      <text:p text:style-name="Preformatted_20_Text">- Speaker (2009)</text:p>
      <text:p text:style-name="Preformatted_20_Text"><text:s text:c="2"/>Bar Camp Portland </text:p>
      <text:p text:style-name="Preformatted_20_Text"><text:s text:c="2"/>Lead several discussions, including using WordPress as a CMS and advocated the use of film over digital for hobby photographers.</text:p>
      <text:p text:style-name="Preformatted_20_Text"/>
      <text:p text:style-name="Preformatted_20_Text">- Lead Developer (2009 - 2010)</text:p>
      <text:p text:style-name="Preformatted_20_Text"><text:s text:c="2"/>euler_bench/Tool::Bench (defunct) </text:p>
      <text:p text:style-name="Preformatted_20_Text"><text:s text:c="2"/>Developed a bare benchmarking framework that allowed both the parrot and rakudo(perl6) teams to plot the progress of development and in a few cases assisted in resolving bugs.</text:p>
      <text:p text:style-name="Preformatted_20_Text"/>
      <text:p text:style-name="Preformatted_20_Text">- Contributor (2008)</text:p>
      <text:p text:style-name="Preformatted_20_Text"><text:s text:c="2"/>Perl 5.8.9 delta </text:p>
      <text:p text:style-name="Preformatted_20_Text"><text:s text:c="2"/>Assisted in converting commit notes and comments in to human readable change logs for perl 5.8.9.</text:p>
      <text:p text:style-name="Preformatted_20_Text"/>
      <text:p text:style-name="Preformatted_20_Text"/>
      <text:p text:style-name="P1">[[ Education ]]</text:p>
      <text:p text:style-name="Preformatted_20_Text"/>
      <text:p text:style-name="Preformatted_20_Text">- B.S., Multimedia and Web Design (2003 - 2005)</text:p>
      <text:p text:style-name="Preformatted_20_Text"><text:s text:c="2"/>The Art Institute of Portland (Portland, OR)</text:p>
      <text:p text:style-name="Preformatted_20_Text"/>
      <text:p text:style-name="Preformatted_20_Text">- B.F.A. Painting and Drawing [non complete] (1997 - 2003)</text:p>
      <text:p text:style-name="Preformatted_20_Text"><text:s text:c="2"/>The Ohio State University (Columbus, OH)</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Droid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7" meta:word-count="658" meta:character-count="4374" meta:non-whitespace-character-count="3627"/>
    <dc:date>2011-10-12T18:02:58</dc:date>
    <dc:creator>ben henhst</dc:creator>
    <meta:generator>LibreOffice/3.4$Linux LibreOffice_project/340m1$Build-302</meta:generator>
  </office:meta>
</office:document-meta>
</file>